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Spencer Rosenvall</text:p>
      <text:p text:style-name="Preformatted_20_Text"># CSIS 1550</text:p>
      <text:p text:style-name="Preformatted_20_Text"># Single-table Queries Using Henry Books Database</text:p>
      <text:p text:style-name="Preformatted_20_Text"/>
      <text:p text:style-name="Preformatted_20_Text">#1 mysql&gt; SELECT BOOK_CODE, TITLE FROM BOOK; </text:p>
      <text:p text:style-name="Preformatted_20_Text">+-----------+------------------------------------------+</text:p>
      <text:p text:style-name="Preformatted_20_Text">| BOOK_CODE | TITLE <text:s text:c="35"/>|</text:p>
      <text:p text:style-name="Preformatted_20_Text">+-----------+------------------------------------------+</text:p>
      <text:p text:style-name="Preformatted_20_Text">| 0180 <text:s text:c="5"/>| A Deepness in the Sky <text:s text:c="19"/>|</text:p>
      <text:p text:style-name="Preformatted_20_Text">| 0189 <text:s text:c="5"/>| Magic Terror <text:s text:c="28"/>|</text:p>
      <text:p text:style-name="Preformatted_20_Text">| 0200 <text:s text:c="5"/>| The Stranger <text:s text:c="28"/>|</text:p>
      <text:p text:style-name="Preformatted_20_Text">| 0378 <text:s text:c="5"/>| Venice <text:s text:c="34"/>|</text:p>
      <text:p text:style-name="Preformatted_20_Text">| 079X <text:s text:c="5"/>| Second Wind <text:s text:c="29"/>|</text:p>
      <text:p text:style-name="Preformatted_20_Text">| 0808 <text:s text:c="5"/>| The Edge <text:s text:c="32"/>|</text:p>
      <text:p text:style-name="Preformatted_20_Text">| 1351 <text:s text:c="5"/>| Dreamcatcher: A Novel <text:s text:c="19"/>|</text:p>
      <text:p text:style-name="Preformatted_20_Text">| 1382 <text:s text:c="5"/>| Treasure Chests <text:s text:c="25"/>|</text:p>
      <text:p text:style-name="Preformatted_20_Text">| 138X <text:s text:c="5"/>| Beloved <text:s text:c="33"/>|</text:p>
      <text:p text:style-name="Preformatted_20_Text">| 2226 <text:s text:c="5"/>| Harry Potter and the Prisoner of Azkaban |</text:p>
      <text:p text:style-name="Preformatted_20_Text">| 2281 <text:s text:c="5"/>| Van Gogh and Gauguin <text:s text:c="20"/>|</text:p>
      <text:p text:style-name="Preformatted_20_Text">| 2766 <text:s text:c="5"/>| Of Mice and Men <text:s text:c="25"/>|</text:p>
      <text:p text:style-name="Preformatted_20_Text">| 2908 <text:s text:c="5"/>| Electric Light <text:s text:c="26"/>|</text:p>
      <text:p text:style-name="Preformatted_20_Text">| 3350 <text:s text:c="5"/>| Group: Six People in Search of a Life <text:s text:c="3"/>|</text:p>
      <text:p text:style-name="Preformatted_20_Text">| 3743 <text:s text:c="5"/>| Nine Stories <text:s text:c="28"/>|</text:p>
      <text:p text:style-name="Preformatted_20_Text">| 3906 <text:s text:c="5"/>| The Soul of a New Machine <text:s text:c="15"/>|</text:p>
      <text:p text:style-name="Preformatted_20_Text">| 5163 <text:s text:c="5"/>| Travels with Charley <text:s text:c="20"/>|</text:p>
      <text:p text:style-name="Preformatted_20_Text">| 5790 <text:s text:c="5"/>| Catch-22 <text:s text:c="32"/>|</text:p>
      <text:p text:style-name="Preformatted_20_Text">| 6128 <text:s text:c="5"/>| Jazz <text:s text:c="36"/>|</text:p>
      <text:p text:style-name="Preformatted_20_Text">| 6328 <text:s text:c="5"/>| Band of Brothers <text:s text:c="24"/>|</text:p>
      <text:p text:style-name="Preformatted_20_Text">| 669X <text:s text:c="5"/>| A Guide to SQL <text:s text:c="26"/>|</text:p>
      <text:p text:style-name="Preformatted_20_Text">| 6908 <text:s text:c="5"/>| Franny and Zooey <text:s text:c="24"/>|</text:p>
      <text:p text:style-name="Preformatted_20_Text">| 7405 <text:s text:c="5"/>| East of Eden <text:s text:c="28"/>|</text:p>
      <text:p text:style-name="Preformatted_20_Text">| 7443 <text:s text:c="5"/>| Harry Potter and the Goblet of Fire <text:s text:c="5"/>|</text:p>
      <text:p text:style-name="Preformatted_20_Text">| 7559 <text:s text:c="5"/>| The Fall <text:s text:c="32"/>|</text:p>
      <text:p text:style-name="Preformatted_20_Text">| 8092 <text:s text:c="5"/>| Godel, Escher, Bach <text:s text:c="21"/>|</text:p>
      <text:p text:style-name="Preformatted_20_Text">| 8720 <text:s text:c="5"/>| When Rabbit Howls <text:s text:c="23"/>|</text:p>
      <text:p text:style-name="Preformatted_20_Text">| 9611 <text:s text:c="5"/>| Black House <text:s text:c="29"/>|</text:p>
      <text:p text:style-name="Preformatted_20_Text">| 9627 <text:s text:c="5"/>| Song of Solomon <text:s text:c="25"/>|</text:p>
      <text:p text:style-name="Preformatted_20_Text">| 9701 <text:s text:c="5"/>| The Grapes of Wrath <text:s text:c="21"/>|</text:p>
      <text:p text:style-name="Preformatted_20_Text">| 9882 <text:s text:c="5"/>| Slay Ride <text:s text:c="31"/>|</text:p>
      <text:p text:style-name="Preformatted_20_Text">| 9883 <text:s text:c="5"/>| The Catcher in the Rye <text:s text:c="18"/>|</text:p>
      <text:p text:style-name="Preformatted_20_Text">| 9931 <text:s text:c="5"/>| To Kill a Mockingbird <text:s text:c="19"/>|</text:p>
      <text:p text:style-name="Preformatted_20_Text">+-----------+------------------------------------------+</text:p>
      <text:p text:style-name="Preformatted_20_Text">33 rows in set (0.00 sec)</text:p>
      <text:p text:style-name="Preformatted_20_Text"/>
      <text:p text:style-name="Preformatted_20_Text">#2 mysql&gt; SELECT * FROM PUBLISHER;</text:p>
      <text:p text:style-name="Preformatted_20_Text">+----------------+--------------------------+--------------+</text:p>
      <text:p text:style-name="Preformatted_20_Text">| PUBLISHER_CODE | PUBLISHER_NAME <text:s text:c="10"/>| CITY <text:s text:c="8"/>|</text:p>
      <text:p text:style-name="Preformatted_20_Text">+----------------+--------------------------+--------------+</text:p>
      <text:p text:style-name="Preformatted_20_Text">| AH <text:s text:c="12"/>| Arkham House <text:s text:c="12"/>| Sauk City WI |</text:p>
      <text:p text:style-name="Preformatted_20_Text">| AP <text:s text:c="12"/>| Arcade Publishing <text:s text:c="7"/>| New York <text:s text:c="4"/>|</text:p>
      <text:p text:style-name="Preformatted_20_Text">| BA <text:s text:c="12"/>| Basic Books <text:s text:c="13"/>| Boulder CO <text:s text:c="2"/>|</text:p>
      <text:p text:style-name="Preformatted_20_Text">| BP <text:s text:c="12"/>| Berkley Publishing <text:s text:c="6"/>| Boston <text:s text:c="6"/>|</text:p>
      <text:p text:style-name="Preformatted_20_Text">| BY <text:s text:c="12"/>| Back Bay Books <text:s text:c="10"/>| New York <text:s text:c="4"/>|</text:p>
      <text:p text:style-name="Preformatted_20_Text">| CT <text:s text:c="12"/>| Course Technology <text:s text:c="7"/>| Boston <text:s text:c="6"/>|</text:p>
      <text:p text:style-name="Preformatted_20_Text">| FA <text:s text:c="12"/>| Fawcett Books <text:s text:c="11"/>| New York <text:s text:c="4"/>|</text:p>
      <text:p text:style-name="Preformatted_20_Text">| FS <text:s text:c="12"/>| Farrar Straus and Giroux | New York <text:s text:c="4"/>|</text:p>
      <text:p text:style-name="Preformatted_20_Text">| HC <text:s text:c="12"/>| HarperCollins Publishers | New York <text:s text:c="4"/>|</text:p>
      <text:p text:style-name="Preformatted_20_Text">| JP <text:s text:c="12"/>| Jove Publications <text:s text:c="7"/>| New York <text:s text:c="4"/>|</text:p>
      <text:p text:style-name="Preformatted_20_Text"><text:soft-page-break/>| JT <text:s text:c="12"/>| Jeremy P. Tarcher <text:s text:c="7"/>| Los Angeles <text:s/>|</text:p>
      <text:p text:style-name="Preformatted_20_Text">| LB <text:s text:c="12"/>| Lb Books <text:s text:c="16"/>| New York <text:s text:c="4"/>|</text:p>
      <text:p text:style-name="Preformatted_20_Text">| MP <text:s text:c="12"/>| McPherson and Co. <text:s text:c="7"/>| Kingston <text:s text:c="4"/>|</text:p>
      <text:p text:style-name="Preformatted_20_Text">| PE <text:s text:c="12"/>| Penguin USA <text:s text:c="13"/>| New York <text:s text:c="4"/>|</text:p>
      <text:p text:style-name="Preformatted_20_Text">| PL <text:s text:c="12"/>| Plume <text:s text:c="19"/>| New York <text:s text:c="4"/>|</text:p>
      <text:p text:style-name="Preformatted_20_Text">| PU <text:s text:c="12"/>| Putnam Publishing Group <text:s/>| New York <text:s text:c="4"/>|</text:p>
      <text:p text:style-name="Preformatted_20_Text">| RH <text:s text:c="12"/>| Random House <text:s text:c="12"/>| New York <text:s text:c="4"/>|</text:p>
      <text:p text:style-name="Preformatted_20_Text">| SB <text:s text:c="12"/>| Schoken Books <text:s text:c="11"/>| New York <text:s text:c="4"/>|</text:p>
      <text:p text:style-name="Preformatted_20_Text">| SC <text:s text:c="12"/>| Scribner <text:s text:c="16"/>| New York <text:s text:c="4"/>|</text:p>
      <text:p text:style-name="Preformatted_20_Text">| SS <text:s text:c="12"/>| Simon and Schuster <text:s text:c="6"/>| New York <text:s text:c="4"/>|</text:p>
      <text:p text:style-name="Preformatted_20_Text">| ST <text:s text:c="12"/>| Scholastic Trade <text:s text:c="8"/>| New York <text:s text:c="4"/>|</text:p>
      <text:p text:style-name="Preformatted_20_Text">| TA <text:s text:c="12"/>| Taunton Press <text:s text:c="11"/>| Newtown CT <text:s text:c="2"/>|</text:p>
      <text:p text:style-name="Preformatted_20_Text">| TB <text:s text:c="12"/>| Tor Books <text:s text:c="15"/>| New York <text:s text:c="4"/>|</text:p>
      <text:p text:style-name="Preformatted_20_Text">| TH <text:s text:c="12"/>| Thames and Hudson <text:s text:c="7"/>| New York <text:s text:c="4"/>|</text:p>
      <text:p text:style-name="Preformatted_20_Text">| TO <text:s text:c="12"/>| Touchstone Books <text:s text:c="8"/>| Westport CT <text:s/>|</text:p>
      <text:p text:style-name="Preformatted_20_Text">| VB <text:s text:c="12"/>| Vintage Books <text:s text:c="11"/>| New York <text:s text:c="4"/>|</text:p>
      <text:p text:style-name="Preformatted_20_Text">| WN <text:s text:c="12"/>| W.W. Norton <text:s text:c="13"/>| New York <text:s text:c="4"/>|</text:p>
      <text:p text:style-name="Preformatted_20_Text">| WP <text:s text:c="12"/>| Westview Press <text:s text:c="10"/>| Boulder CO <text:s text:c="2"/>|</text:p>
      <text:p text:style-name="Preformatted_20_Text">+----------------+--------------------------+--------------+</text:p>
      <text:p text:style-name="Preformatted_20_Text">28 rows in set (0.00 sec)</text:p>
      <text:p text:style-name="Preformatted_20_Text"/>
      <text:p text:style-name="Preformatted_20_Text">#3 mysql&gt; SELECT PUBLISHER_NAME FROM PUBLISHER WHERE CITY = 'Boston'; </text:p>
      <text:p text:style-name="Preformatted_20_Text">+--------------------+</text:p>
      <text:p text:style-name="Preformatted_20_Text">| PUBLISHER_NAME <text:s text:c="4"/>|</text:p>
      <text:p text:style-name="Preformatted_20_Text">+--------------------+</text:p>
      <text:p text:style-name="Preformatted_20_Text">| Berkley Publishing |</text:p>
      <text:p text:style-name="Preformatted_20_Text">| Course Technology <text:s/>|</text:p>
      <text:p text:style-name="Preformatted_20_Text">+--------------------+</text:p>
      <text:p text:style-name="Preformatted_20_Text">2 rows in set (0.00 sec)</text:p>
      <text:p text:style-name="Preformatted_20_Text"/>
      <text:p text:style-name="Preformatted_20_Text">#4 mysql&gt; SELECT PUBLISHER_NAME FROM PUBLISHER WHERE CITY != 'Boston'; </text:p>
      <text:p text:style-name="Preformatted_20_Text">+--------------------------+</text:p>
      <text:p text:style-name="Preformatted_20_Text">| PUBLISHER_NAME <text:s text:c="10"/>|</text:p>
      <text:p text:style-name="Preformatted_20_Text">+--------------------------+</text:p>
      <text:p text:style-name="Preformatted_20_Text">| Arkham House <text:s text:c="12"/>|</text:p>
      <text:p text:style-name="Preformatted_20_Text">| Arcade Publishing <text:s text:c="7"/>|</text:p>
      <text:p text:style-name="Preformatted_20_Text">| Basic Books <text:s text:c="13"/>|</text:p>
      <text:p text:style-name="Preformatted_20_Text">| Back Bay Books <text:s text:c="10"/>|</text:p>
      <text:p text:style-name="Preformatted_20_Text">| Fawcett Books <text:s text:c="11"/>|</text:p>
      <text:p text:style-name="Preformatted_20_Text">| Farrar Straus and Giroux |</text:p>
      <text:p text:style-name="Preformatted_20_Text">| HarperCollins Publishers |</text:p>
      <text:p text:style-name="Preformatted_20_Text">| Jove Publications <text:s text:c="7"/>|</text:p>
      <text:p text:style-name="Preformatted_20_Text">| Jeremy P. Tarcher <text:s text:c="7"/>|</text:p>
      <text:p text:style-name="Preformatted_20_Text">| Lb Books <text:s text:c="16"/>|</text:p>
      <text:p text:style-name="Preformatted_20_Text">| McPherson and Co. <text:s text:c="7"/>|</text:p>
      <text:p text:style-name="Preformatted_20_Text">| Penguin USA <text:s text:c="13"/>|</text:p>
      <text:p text:style-name="Preformatted_20_Text">| Plume <text:s text:c="19"/>|</text:p>
      <text:p text:style-name="Preformatted_20_Text">| Putnam Publishing Group <text:s/>|</text:p>
      <text:p text:style-name="Preformatted_20_Text">| Random House <text:s text:c="12"/>|</text:p>
      <text:p text:style-name="Preformatted_20_Text">| Schoken Books <text:s text:c="11"/>|</text:p>
      <text:p text:style-name="Preformatted_20_Text">| Scribner <text:s text:c="16"/>|</text:p>
      <text:p text:style-name="Preformatted_20_Text">| Simon and Schuster <text:s text:c="6"/>|</text:p>
      <text:p text:style-name="Preformatted_20_Text">| Scholastic Trade <text:s text:c="8"/>|</text:p>
      <text:p text:style-name="Preformatted_20_Text">| Taunton Press <text:s text:c="11"/>|</text:p>
      <text:p text:style-name="Preformatted_20_Text">| Tor Books <text:s text:c="15"/>|</text:p>
      <text:p text:style-name="Preformatted_20_Text">| Thames and Hudson <text:s text:c="7"/>|</text:p>
      <text:p text:style-name="Preformatted_20_Text">| Touchstone Books <text:s text:c="8"/>|</text:p>
      <text:p text:style-name="Preformatted_20_Text">| Vintage Books <text:s text:c="11"/>|</text:p>
      <text:p text:style-name="Preformatted_20_Text"><text:soft-page-break/>| W.W. Norton <text:s text:c="13"/>|</text:p>
      <text:p text:style-name="Preformatted_20_Text">| Westview Press <text:s text:c="10"/>|</text:p>
      <text:p text:style-name="Preformatted_20_Text">+--------------------------+</text:p>
      <text:p text:style-name="Preformatted_20_Text">26 rows in set (0.00 sec)</text:p>
      <text:p text:style-name="Preformatted_20_Text"/>
      <text:p text:style-name="Preformatted_20_Text">#5 mysql&gt; SELECT BRANCH_NAME FROM BRANCH WHERE NUM_EMPLOYEES &gt;= 9; </text:p>
      <text:p text:style-name="Preformatted_20_Text">+-----------------+</text:p>
      <text:p text:style-name="Preformatted_20_Text">| BRANCH_NAME <text:s text:c="4"/>|</text:p>
      <text:p text:style-name="Preformatted_20_Text">+-----------------+</text:p>
      <text:p text:style-name="Preformatted_20_Text">| Henry Downtown <text:s/>|</text:p>
      <text:p text:style-name="Preformatted_20_Text">| Henry Brentwood |</text:p>
      <text:p text:style-name="Preformatted_20_Text">| Henry Eastshore |</text:p>
      <text:p text:style-name="Preformatted_20_Text">+-----------------+</text:p>
      <text:p text:style-name="Preformatted_20_Text">3 rows in set (0.00 sec)</text:p>
      <text:p text:style-name="Preformatted_20_Text"/>
      <text:p text:style-name="Preformatted_20_Text">#6 mysql&gt; SELECT BOOK_CODE, TITLE FROM BOOK WHERE TYPE = 'SFI'; </text:p>
      <text:p text:style-name="Preformatted_20_Text">+-----------+------------------------------------------+</text:p>
      <text:p text:style-name="Preformatted_20_Text">| BOOK_CODE | TITLE <text:s text:c="35"/>|</text:p>
      <text:p text:style-name="Preformatted_20_Text">+-----------+------------------------------------------+</text:p>
      <text:p text:style-name="Preformatted_20_Text">| 0180 <text:s text:c="5"/>| A Deepness in the Sky <text:s text:c="19"/>|</text:p>
      <text:p text:style-name="Preformatted_20_Text">| 2226 <text:s text:c="5"/>| Harry Potter and the Prisoner of Azkaban |</text:p>
      <text:p text:style-name="Preformatted_20_Text">| 7443 <text:s text:c="5"/>| Harry Potter and the Goblet of Fire <text:s text:c="5"/>|</text:p>
      <text:p text:style-name="Preformatted_20_Text">+-----------+------------------------------------------+</text:p>
      <text:p text:style-name="Preformatted_20_Text">3 rows in set (0.00 sec)</text:p>
      <text:p text:style-name="Preformatted_20_Text"/>
      <text:p text:style-name="Preformatted_20_Text">#7 mysql&gt; SELECT BOOK_CODE, TITLE FROM BOOK WHERE (TYPE = 'SFI') AND (PAPERBACK = 'Y'); </text:p>
      <text:p text:style-name="Preformatted_20_Text">+-----------+-----------------------+</text:p>
      <text:p text:style-name="Preformatted_20_Text">| BOOK_CODE | TITLE <text:s text:c="16"/>|</text:p>
      <text:p text:style-name="Preformatted_20_Text">+-----------+-----------------------+</text:p>
      <text:p text:style-name="Preformatted_20_Text">| 0180 <text:s text:c="5"/>| A Deepness in the Sky |</text:p>
      <text:p text:style-name="Preformatted_20_Text">+-----------+-----------------------+</text:p>
      <text:p text:style-name="Preformatted_20_Text">1 row in set (0.00 sec)</text:p>
      <text:p text:style-name="Preformatted_20_Text"/>
      <text:p text:style-name="Preformatted_20_Text">#8 mysql&gt; SELECT BOOK_CODE, TITLE FROM BOOK WHERE (TYPE = 'SFI') OR (PUBLISHER_CODE = 'SC'); </text:p>
      <text:p text:style-name="Preformatted_20_Text">+-----------+------------------------------------------+</text:p>
      <text:p text:style-name="Preformatted_20_Text">| BOOK_CODE | TITLE <text:s text:c="35"/>|</text:p>
      <text:p text:style-name="Preformatted_20_Text">+-----------+------------------------------------------+</text:p>
      <text:p text:style-name="Preformatted_20_Text">| 0180 <text:s text:c="5"/>| A Deepness in the Sky <text:s text:c="19"/>|</text:p>
      <text:p text:style-name="Preformatted_20_Text">| 1351 <text:s text:c="5"/>| Dreamcatcher: A Novel <text:s text:c="19"/>|</text:p>
      <text:p text:style-name="Preformatted_20_Text">| 2226 <text:s text:c="5"/>| Harry Potter and the Prisoner of Azkaban |</text:p>
      <text:p text:style-name="Preformatted_20_Text">| 5790 <text:s text:c="5"/>| Catch-22 <text:s text:c="32"/>|</text:p>
      <text:p text:style-name="Preformatted_20_Text">| 7443 <text:s text:c="5"/>| Harry Potter and the Goblet of Fire <text:s text:c="5"/>|</text:p>
      <text:p text:style-name="Preformatted_20_Text">+-----------+------------------------------------------+</text:p>
      <text:p text:style-name="Preformatted_20_Text">5 rows in set (0.00 sec)</text:p>
      <text:p text:style-name="Preformatted_20_Text"/>
      <text:p text:style-name="Preformatted_20_Text">#9 mysql&gt; SELECT BOOK_CODE, TITLE, PRICE FROM BOOK WHERE (PRICE &gt;= 20) AND (PRICE &lt;= 30); </text:p>
      <text:p text:style-name="Preformatted_20_Text">+-----------+----------------------+-------+</text:p>
      <text:p text:style-name="Preformatted_20_Text">| BOOK_CODE | TITLE <text:s text:c="15"/>| PRICE |</text:p>
      <text:p text:style-name="Preformatted_20_Text">+-----------+----------------------+-------+</text:p>
      <text:p text:style-name="Preformatted_20_Text">| 0378 <text:s text:c="5"/>| Venice <text:s text:c="14"/>| 24.50 |</text:p>
      <text:p text:style-name="Preformatted_20_Text">| 079X <text:s text:c="5"/>| Second Wind <text:s text:c="9"/>| 24.95 |</text:p>
      <text:p text:style-name="Preformatted_20_Text">| 1382 <text:s text:c="5"/>| Treasure Chests <text:s text:c="5"/>| 24.46 |</text:p>
      <text:p text:style-name="Preformatted_20_Text">| 2281 <text:s text:c="5"/>| Van Gogh and Gauguin | 21.00 |</text:p>
      <text:p text:style-name="Preformatted_20_Text">+-----------+----------------------+-------+</text:p>
      <text:p text:style-name="Preformatted_20_Text">4 rows in set (0.00 sec)</text:p>
      <text:p text:style-name="Preformatted_20_Text"/>
      <text:p text:style-name="Preformatted_20_Text">#10 mysql&gt; SELECT BOOK_CODE, TITLE FROM BOOK WHERE (TYPE = 'MYS') AND (PRICE &lt; 20); </text:p>
      <text:p text:style-name="Preformatted_20_Text">+-----------+-----------+</text:p>
      <text:p text:style-name="Preformatted_20_Text"><text:soft-page-break/>| BOOK_CODE | TITLE <text:s text:c="4"/>|</text:p>
      <text:p text:style-name="Preformatted_20_Text">+-----------+-----------+</text:p>
      <text:p text:style-name="Preformatted_20_Text">| 0808 <text:s text:c="5"/>| The Edge <text:s/>|</text:p>
      <text:p text:style-name="Preformatted_20_Text">| 9882 <text:s text:c="5"/>| Slay Ride |</text:p>
      <text:p text:style-name="Preformatted_20_Text">+-----------+-----------+</text:p>
      <text:p text:style-name="Preformatted_20_Text">2 rows in set (0.00 sec)</text:p>
      <text:p text:style-name="Preformatted_20_Text"/>
      <text:p text:style-name="Preformatted_20_Text">#11 mysql&gt; SELECT BOOK_CODE, TITLE, (PRICE * .9) AS DISCOUNTED_PRICE FROM BOOK; </text:p>
      <text:p text:style-name="Preformatted_20_Text">+-----------+------------------------------------------+------------------+</text:p>
      <text:p text:style-name="Preformatted_20_Text">| BOOK_CODE | TITLE <text:s text:c="35"/>| DISCOUNTED_PRICE |</text:p>
      <text:p text:style-name="Preformatted_20_Text">+-----------+------------------------------------------+------------------+</text:p>
      <text:p text:style-name="Preformatted_20_Text">| 0180 <text:s text:c="5"/>| A Deepness in the Sky <text:s text:c="19"/>| <text:s text:c="11"/>6.471 |</text:p>
      <text:p text:style-name="Preformatted_20_Text">| 0189 <text:s text:c="5"/>| Magic Terror <text:s text:c="28"/>| <text:s text:c="11"/>7.191 |</text:p>
      <text:p text:style-name="Preformatted_20_Text">| 0200 <text:s text:c="5"/>| The Stranger <text:s text:c="28"/>| <text:s text:c="11"/>7.200 |</text:p>
      <text:p text:style-name="Preformatted_20_Text">| 0378 <text:s text:c="5"/>| Venice <text:s text:c="34"/>| <text:s text:c="10"/>22.050 |</text:p>
      <text:p text:style-name="Preformatted_20_Text">| 079X <text:s text:c="5"/>| Second Wind <text:s text:c="29"/>| <text:s text:c="10"/>22.455 |</text:p>
      <text:p text:style-name="Preformatted_20_Text">| 0808 <text:s text:c="5"/>| The Edge <text:s text:c="32"/>| <text:s text:c="11"/>6.291 |</text:p>
      <text:p text:style-name="Preformatted_20_Text">| 1351 <text:s text:c="5"/>| Dreamcatcher: A Novel <text:s text:c="19"/>| <text:s text:c="10"/>17.640 |</text:p>
      <text:p text:style-name="Preformatted_20_Text">| 1382 <text:s text:c="5"/>| Treasure Chests <text:s text:c="25"/>| <text:s text:c="10"/>22.014 |</text:p>
      <text:p text:style-name="Preformatted_20_Text">| 138X <text:s text:c="5"/>| Beloved <text:s text:c="33"/>| <text:s text:c="10"/>11.655 |</text:p>
      <text:p text:style-name="Preformatted_20_Text">| 2226 <text:s text:c="5"/>| Harry Potter and the Prisoner of Azkaban | <text:s text:c="10"/>12.564 |</text:p>
      <text:p text:style-name="Preformatted_20_Text">| 2281 <text:s text:c="5"/>| Van Gogh and Gauguin <text:s text:c="20"/>| <text:s text:c="10"/>18.900 |</text:p>
      <text:p text:style-name="Preformatted_20_Text">| 2766 <text:s text:c="5"/>| Of Mice and Men <text:s text:c="25"/>| <text:s text:c="11"/>6.255 |</text:p>
      <text:p text:style-name="Preformatted_20_Text">| 2908 <text:s text:c="5"/>| Electric Light <text:s text:c="26"/>| <text:s text:c="10"/>12.600 |</text:p>
      <text:p text:style-name="Preformatted_20_Text">| 3350 <text:s text:c="5"/>| Group: Six People in Search of a Life <text:s text:c="3"/>| <text:s text:c="11"/>9.360 |</text:p>
      <text:p text:style-name="Preformatted_20_Text">| 3743 <text:s text:c="5"/>| Nine Stories <text:s text:c="28"/>| <text:s text:c="11"/>5.391 |</text:p>
      <text:p text:style-name="Preformatted_20_Text">| 3906 <text:s text:c="5"/>| The Soul of a New Machine <text:s text:c="15"/>| <text:s text:c="10"/>10.044 |</text:p>
      <text:p text:style-name="Preformatted_20_Text">| 5163 <text:s text:c="5"/>| Travels with Charley <text:s text:c="20"/>| <text:s text:c="11"/>7.155 |</text:p>
      <text:p text:style-name="Preformatted_20_Text">| 5790 <text:s text:c="5"/>| Catch-22 <text:s text:c="32"/>| <text:s text:c="10"/>10.800 |</text:p>
      <text:p text:style-name="Preformatted_20_Text">| 6128 <text:s text:c="5"/>| Jazz <text:s text:c="36"/>| <text:s text:c="10"/>11.655 |</text:p>
      <text:p text:style-name="Preformatted_20_Text">| 6328 <text:s text:c="5"/>| Band of Brothers <text:s text:c="24"/>| <text:s text:c="11"/>8.640 |</text:p>
      <text:p text:style-name="Preformatted_20_Text">| 669X <text:s text:c="5"/>| A Guide to SQL <text:s text:c="26"/>| <text:s text:c="10"/>34.155 |</text:p>
      <text:p text:style-name="Preformatted_20_Text">| 6908 <text:s text:c="5"/>| Franny and Zooey <text:s text:c="24"/>| <text:s text:c="11"/>5.391 |</text:p>
      <text:p text:style-name="Preformatted_20_Text">| 7405 <text:s text:c="5"/>| East of Eden <text:s text:c="28"/>| <text:s text:c="10"/>11.655 |</text:p>
      <text:p text:style-name="Preformatted_20_Text">| 7443 <text:s text:c="5"/>| Harry Potter and the Goblet of Fire <text:s text:c="5"/>| <text:s text:c="10"/>16.344 |</text:p>
      <text:p text:style-name="Preformatted_20_Text">| 7559 <text:s text:c="5"/>| The Fall <text:s text:c="32"/>| <text:s text:c="11"/>7.200 |</text:p>
      <text:p text:style-name="Preformatted_20_Text">| 8092 <text:s text:c="5"/>| Godel, Escher, Bach <text:s text:c="21"/>| <text:s text:c="10"/>12.600 |</text:p>
      <text:p text:style-name="Preformatted_20_Text">| 8720 <text:s text:c="5"/>| When Rabbit Howls <text:s text:c="23"/>| <text:s text:c="11"/>5.661 |</text:p>
      <text:p text:style-name="Preformatted_20_Text">| 9611 <text:s text:c="5"/>| Black House <text:s text:c="29"/>| <text:s text:c="10"/>16.929 |</text:p>
      <text:p text:style-name="Preformatted_20_Text">| 9627 <text:s text:c="5"/>| Song of Solomon <text:s text:c="25"/>| <text:s text:c="10"/>12.600 |</text:p>
      <text:p text:style-name="Preformatted_20_Text">| 9701 <text:s text:c="5"/>| The Grapes of Wrath <text:s text:c="21"/>| <text:s text:c="10"/>11.700 |</text:p>
      <text:p text:style-name="Preformatted_20_Text">| 9882 <text:s text:c="5"/>| Slay Ride <text:s text:c="31"/>| <text:s text:c="11"/>6.291 |</text:p>
      <text:p text:style-name="Preformatted_20_Text">| 9883 <text:s text:c="5"/>| The Catcher in the Rye <text:s text:c="18"/>| <text:s text:c="11"/>5.391 |</text:p>
      <text:p text:style-name="Preformatted_20_Text">| 9931 <text:s text:c="5"/>| To Kill a Mockingbird <text:s text:c="19"/>| <text:s text:c="10"/>16.200 |</text:p>
      <text:p text:style-name="Preformatted_20_Text">+-----------+------------------------------------------+------------------+</text:p>
      <text:p text:style-name="Preformatted_20_Text">33 rows in set (0.00 sec)</text:p>
      <text:p text:style-name="Preformatted_20_Text"/>
      <text:p text:style-name="Preformatted_20_Text">#12 mysql&gt; SELECT PUBLISHER_NAME FROM PUBLISHER WHERE PUBLISHER_NAME LIKE '% and %'; </text:p>
      <text:p text:style-name="Preformatted_20_Text">+--------------------------+</text:p>
      <text:p text:style-name="Preformatted_20_Text">| PUBLISHER_NAME <text:s text:c="10"/>|</text:p>
      <text:p text:style-name="Preformatted_20_Text">+--------------------------+</text:p>
      <text:p text:style-name="Preformatted_20_Text">| Farrar Straus and Giroux |</text:p>
      <text:p text:style-name="Preformatted_20_Text">| McPherson and Co. <text:s text:c="7"/>|</text:p>
      <text:p text:style-name="Preformatted_20_Text">| Simon and Schuster <text:s text:c="6"/>|</text:p>
      <text:p text:style-name="Preformatted_20_Text">| Thames and Hudson <text:s text:c="7"/>|</text:p>
      <text:p text:style-name="Preformatted_20_Text">+--------------------------+</text:p>
      <text:p text:style-name="Preformatted_20_Text">4 rows in set (0.00 sec)</text:p>
      <text:p text:style-name="Preformatted_20_Text"/>
      <text:p text:style-name="Preformatted_20_Text"><text:soft-page-break/>#13 mysql&gt; SELECT BOOK_CODE, TITLE FROM BOOK WHERE TYPE IN ('SFI','MYS','ART');</text:p>
      <text:p text:style-name="Preformatted_20_Text">+-----------+------------------------------------------+</text:p>
      <text:p text:style-name="Preformatted_20_Text">| BOOK_CODE | TITLE <text:s text:c="35"/>|</text:p>
      <text:p text:style-name="Preformatted_20_Text">+-----------+------------------------------------------+</text:p>
      <text:p text:style-name="Preformatted_20_Text">| 0180 <text:s text:c="5"/>| A Deepness in the Sky <text:s text:c="19"/>|</text:p>
      <text:p text:style-name="Preformatted_20_Text">| 0378 <text:s text:c="5"/>| Venice <text:s text:c="34"/>|</text:p>
      <text:p text:style-name="Preformatted_20_Text">| 079X <text:s text:c="5"/>| Second Wind <text:s text:c="29"/>|</text:p>
      <text:p text:style-name="Preformatted_20_Text">| 0808 <text:s text:c="5"/>| The Edge <text:s text:c="32"/>|</text:p>
      <text:p text:style-name="Preformatted_20_Text">| 1382 <text:s text:c="5"/>| Treasure Chests <text:s text:c="25"/>|</text:p>
      <text:p text:style-name="Preformatted_20_Text">| 2226 <text:s text:c="5"/>| Harry Potter and the Prisoner of Azkaban |</text:p>
      <text:p text:style-name="Preformatted_20_Text">| 2281 <text:s text:c="5"/>| Van Gogh and Gauguin <text:s text:c="20"/>|</text:p>
      <text:p text:style-name="Preformatted_20_Text">| 7443 <text:s text:c="5"/>| Harry Potter and the Goblet of Fire <text:s text:c="5"/>|</text:p>
      <text:p text:style-name="Preformatted_20_Text">| 9882 <text:s text:c="5"/>| Slay Ride <text:s text:c="31"/>|</text:p>
      <text:p text:style-name="Preformatted_20_Text">+-----------+------------------------------------------+</text:p>
      <text:p text:style-name="Preformatted_20_Text">9 rows in set (0.00 sec)</text:p>
      <text:p text:style-name="Preformatted_20_Text"/>
      <text:p text:style-name="Preformatted_20_Text">#14 mysql&gt; SELECT BOOK_CODE, TITLE FROM BOOK WHERE TYPE IN ('SFI','MYS','ART') ORDER BY TITLE; </text:p>
      <text:p text:style-name="Preformatted_20_Text">+-----------+------------------------------------------+</text:p>
      <text:p text:style-name="Preformatted_20_Text">| BOOK_CODE | TITLE <text:s text:c="35"/>|</text:p>
      <text:p text:style-name="Preformatted_20_Text">+-----------+------------------------------------------+</text:p>
      <text:p text:style-name="Preformatted_20_Text">| 0180 <text:s text:c="5"/>| A Deepness in the Sky <text:s text:c="19"/>|</text:p>
      <text:p text:style-name="Preformatted_20_Text">| 7443 <text:s text:c="5"/>| Harry Potter and the Goblet of Fire <text:s text:c="5"/>|</text:p>
      <text:p text:style-name="Preformatted_20_Text">| 2226 <text:s text:c="5"/>| Harry Potter and the Prisoner of Azkaban |</text:p>
      <text:p text:style-name="Preformatted_20_Text">| 079X <text:s text:c="5"/>| Second Wind <text:s text:c="29"/>|</text:p>
      <text:p text:style-name="Preformatted_20_Text">| 9882 <text:s text:c="5"/>| Slay Ride <text:s text:c="31"/>|</text:p>
      <text:p text:style-name="Preformatted_20_Text">| 0808 <text:s text:c="5"/>| The Edge <text:s text:c="32"/>|</text:p>
      <text:p text:style-name="Preformatted_20_Text">| 1382 <text:s text:c="5"/>| Treasure Chests <text:s text:c="25"/>|</text:p>
      <text:p text:style-name="Preformatted_20_Text">| 2281 <text:s text:c="5"/>| Van Gogh and Gauguin <text:s text:c="20"/>|</text:p>
      <text:p text:style-name="Preformatted_20_Text">| 0378 <text:s text:c="5"/>| Venice <text:s text:c="34"/>|</text:p>
      <text:p text:style-name="Preformatted_20_Text">+-----------+------------------------------------------+</text:p>
      <text:p text:style-name="Preformatted_20_Text">9 rows in set (0.00 sec)</text:p>
      <text:p text:style-name="Preformatted_20_Text"/>
      <text:p text:style-name="Preformatted_20_Text">#15 mysql&gt; SELECT BOOK_CODE, TITLE, PRICE FROM BOOK WHERE TYPE IN ('SFI','MYS','ART') GROUP BY PRICE ORDER BY PRICE DESC, TITLE; </text:p>
      <text:p text:style-name="Preformatted_20_Text">+-----------+------------------------------------------+-------+</text:p>
      <text:p text:style-name="Preformatted_20_Text">| BOOK_CODE | TITLE <text:s text:c="35"/>| PRICE |</text:p>
      <text:p text:style-name="Preformatted_20_Text">+-----------+------------------------------------------+-------+</text:p>
      <text:p text:style-name="Preformatted_20_Text">| 079X <text:s text:c="5"/>| Second Wind <text:s text:c="29"/>| 24.95 |</text:p>
      <text:p text:style-name="Preformatted_20_Text">| 0378 <text:s text:c="5"/>| Venice <text:s text:c="34"/>| 24.50 |</text:p>
      <text:p text:style-name="Preformatted_20_Text">| 1382 <text:s text:c="5"/>| Treasure Chests <text:s text:c="25"/>| 24.46 |</text:p>
      <text:p text:style-name="Preformatted_20_Text">| 2281 <text:s text:c="5"/>| Van Gogh and Gauguin <text:s text:c="20"/>| 21.00 |</text:p>
      <text:p text:style-name="Preformatted_20_Text">| 7443 <text:s text:c="5"/>| Harry Potter and the Goblet of Fire <text:s text:c="5"/>| 18.16 |</text:p>
      <text:p text:style-name="Preformatted_20_Text">| 2226 <text:s text:c="5"/>| Harry Potter and the Prisoner of Azkaban | 13.96 |</text:p>
      <text:p text:style-name="Preformatted_20_Text">| 0180 <text:s text:c="5"/>| A Deepness in the Sky <text:s text:c="19"/>| <text:s/>7.19 |</text:p>
      <text:p text:style-name="Preformatted_20_Text">| 0808 <text:s text:c="5"/>| The Edge <text:s text:c="32"/>| <text:s/>6.99 |</text:p>
      <text:p text:style-name="Preformatted_20_Text">+-----------+------------------------------------------+-------+</text:p>
      <text:p text:style-name="Preformatted_20_Text">8 rows in set (0.00 sec)</text:p>
      <text:p text:style-name="Preformatted_20_Text"/>
      <text:p text:style-name="Preformatted_20_Text">#16 mysql&gt; SELECT DISTINCT(TYPE) FROM BOOK; </text:p>
      <text:p text:style-name="Preformatted_20_Text">+------+</text:p>
      <text:p text:style-name="Preformatted_20_Text">| TYPE |</text:p>
      <text:p text:style-name="Preformatted_20_Text">+------+</text:p>
      <text:p text:style-name="Preformatted_20_Text">| SFI <text:s/>|</text:p>
      <text:p text:style-name="Preformatted_20_Text">| HOR <text:s/>|</text:p>
      <text:p text:style-name="Preformatted_20_Text">| FIC <text:s/>|</text:p>
      <text:p text:style-name="Preformatted_20_Text">| ART <text:s/>|</text:p>
      <text:p text:style-name="Preformatted_20_Text">| MYS <text:s/>|</text:p>
      <text:p text:style-name="Preformatted_20_Text">| POE <text:s/>|</text:p>
      <text:p text:style-name="Preformatted_20_Text"><text:soft-page-break/>| PSY <text:s/>|</text:p>
      <text:p text:style-name="Preformatted_20_Text">| SCI <text:s/>|</text:p>
      <text:p text:style-name="Preformatted_20_Text">| TRA <text:s/>|</text:p>
      <text:p text:style-name="Preformatted_20_Text">| HIS <text:s/>|</text:p>
      <text:p text:style-name="Preformatted_20_Text">| CMP <text:s/>|</text:p>
      <text:p text:style-name="Preformatted_20_Text">| PHI <text:s/>|</text:p>
      <text:p text:style-name="Preformatted_20_Text">+------+</text:p>
      <text:p text:style-name="Preformatted_20_Text">12 rows in set (0.00 sec)</text:p>
      <text:p text:style-name="Preformatted_20_Text"/>
      <text:p text:style-name="Preformatted_20_Text">#17 mysql&gt; SELECT COUNT(*) FROM BOOK WHERE TYPE = 'SFI'; </text:p>
      <text:p text:style-name="Preformatted_20_Text">+----------+</text:p>
      <text:p text:style-name="Preformatted_20_Text">| COUNT(*) |</text:p>
      <text:p text:style-name="Preformatted_20_Text">+----------+</text:p>
      <text:p text:style-name="Preformatted_20_Text">| <text:s text:c="7"/>3 |</text:p>
      <text:p text:style-name="Preformatted_20_Text">+----------+</text:p>
      <text:p text:style-name="Preformatted_20_Text">1 row in set (0.00 sec)</text:p>
      <text:p text:style-name="Preformatted_20_Text"/>
      <text:p text:style-name="Preformatted_20_Text">#18 mysql&gt; SELECT TYPE, AVG(PRICE) FROM BOOK GROUP BY TYPE; </text:p>
      <text:p text:style-name="Preformatted_20_Text">+------+------------+</text:p>
      <text:p text:style-name="Preformatted_20_Text">| TYPE | AVG(PRICE) |</text:p>
      <text:p text:style-name="Preformatted_20_Text">+------+------------+</text:p>
      <text:p text:style-name="Preformatted_20_Text">| ART <text:s/>| <text:s/>23.320000 |</text:p>
      <text:p text:style-name="Preformatted_20_Text">| CMP <text:s/>| <text:s/>37.950000 |</text:p>
      <text:p text:style-name="Preformatted_20_Text">| FIC <text:s/>| <text:s/>10.520769 |</text:p>
      <text:p text:style-name="Preformatted_20_Text">| HIS <text:s/>| <text:s text:c="2"/>9.600000 |</text:p>
      <text:p text:style-name="Preformatted_20_Text">| HOR <text:s/>| <text:s/>15.466667 |</text:p>
      <text:p text:style-name="Preformatted_20_Text">| MYS <text:s/>| <text:s/>12.976667 |</text:p>
      <text:p text:style-name="Preformatted_20_Text">| PHI <text:s/>| <text:s/>14.000000 |</text:p>
      <text:p text:style-name="Preformatted_20_Text">| POE <text:s/>| <text:s/>14.000000 |</text:p>
      <text:p text:style-name="Preformatted_20_Text">| PSY <text:s/>| <text:s text:c="2"/>8.345000 |</text:p>
      <text:p text:style-name="Preformatted_20_Text">| SCI <text:s/>| <text:s/>11.160000 |</text:p>
      <text:p text:style-name="Preformatted_20_Text">| SFI <text:s/>| <text:s/>13.103333 |</text:p>
      <text:p text:style-name="Preformatted_20_Text">| TRA <text:s/>| <text:s text:c="2"/>7.950000 |</text:p>
      <text:p text:style-name="Preformatted_20_Text">+------+------------+</text:p>
      <text:p text:style-name="Preformatted_20_Text">12 rows in set (0.00 sec)</text:p>
      <text:p text:style-name="Preformatted_20_Text"/>
      <text:p text:style-name="Preformatted_20_Text">#19 mysql&gt; SELECT TYPE, AVG(PRICE) FROM BOOK WHERE PAPERBACK = 'Y' GROUP BY TYPE; </text:p>
      <text:p text:style-name="Preformatted_20_Text">+------+------------+</text:p>
      <text:p text:style-name="Preformatted_20_Text">| TYPE | AVG(PRICE) |</text:p>
      <text:p text:style-name="Preformatted_20_Text">+------+------------+</text:p>
      <text:p text:style-name="Preformatted_20_Text">| CMP <text:s/>| <text:s/>37.950000 |</text:p>
      <text:p text:style-name="Preformatted_20_Text">| FIC <text:s/>| <text:s text:c="2"/>9.897500 |</text:p>
      <text:p text:style-name="Preformatted_20_Text">| HIS <text:s/>| <text:s text:c="2"/>9.600000 |</text:p>
      <text:p text:style-name="Preformatted_20_Text">| HOR <text:s/>| <text:s text:c="2"/>7.990000 |</text:p>
      <text:p text:style-name="Preformatted_20_Text">| MYS <text:s/>| <text:s text:c="2"/>6.990000 |</text:p>
      <text:p text:style-name="Preformatted_20_Text">| PHI <text:s/>| <text:s/>14.000000 |</text:p>
      <text:p text:style-name="Preformatted_20_Text">| PSY <text:s/>| <text:s text:c="2"/>8.345000 |</text:p>
      <text:p text:style-name="Preformatted_20_Text">| SCI <text:s/>| <text:s/>11.160000 |</text:p>
      <text:p text:style-name="Preformatted_20_Text">| SFI <text:s/>| <text:s text:c="2"/>7.190000 |</text:p>
      <text:p text:style-name="Preformatted_20_Text">| TRA <text:s/>| <text:s text:c="2"/>7.950000 |</text:p>
      <text:p text:style-name="Preformatted_20_Text">+------+------------+</text:p>
      <text:p text:style-name="Preformatted_20_Text">10 rows in set (0.00 sec)</text:p>
      <text:p text:style-name="Preformatted_20_Text"/>
      <text:p text:style-name="Preformatted_20_Text">#20 mysql&gt; SELECT TYPE, AVG(PRICE) FROM BOOK WHERE PAPERBACK = 'Y' GROUP BY TYPE HAVING AVG(PRICE) &gt; 10;</text:p>
      <text:p text:style-name="Preformatted_20_Text">+------+------------+</text:p>
      <text:p text:style-name="Preformatted_20_Text">| TYPE | AVG(PRICE) |</text:p>
      <text:p text:style-name="Preformatted_20_Text">+------+------------+</text:p>
      <text:p text:style-name="Preformatted_20_Text"><text:soft-page-break/>| CMP <text:s/>| <text:s/>37.950000 |</text:p>
      <text:p text:style-name="Preformatted_20_Text">| PHI <text:s/>| <text:s/>14.000000 |</text:p>
      <text:p text:style-name="Preformatted_20_Text">| SCI <text:s/>| <text:s/>11.160000 |</text:p>
      <text:p text:style-name="Preformatted_20_Text">+------+------------+</text:p>
      <text:p text:style-name="Preformatted_20_Text">3 rows in set (0.00 sec)</text:p>
      <text:p text:style-name="Preformatted_20_Text"/>
      <text:p text:style-name="Preformatted_20_Text">#21 mysql&gt; SELECT TITLE, MAX(PRICE) FROM BOOK;</text:p>
      <text:p text:style-name="Preformatted_20_Text">+-----------------------+------------+</text:p>
      <text:p text:style-name="Preformatted_20_Text">| TITLE <text:s text:c="16"/>| MAX(PRICE) |</text:p>
      <text:p text:style-name="Preformatted_20_Text">+-----------------------+------------+</text:p>
      <text:p text:style-name="Preformatted_20_Text">| A Deepness in the Sky | <text:s text:c="5"/>37.95 |</text:p>
      <text:p text:style-name="Preformatted_20_Text">+-----------------------+------------+</text:p>
      <text:p text:style-name="Preformatted_20_Text">1 row in set (0.00 sec)</text:p>
      <text:p text:style-name="Preformatted_20_Text"/>
      <text:p text:style-name="Preformatted_20_Text">#22 mysql&gt; SELECT TITLE, PRICE FROM BOOK WHERE PRICE = (SELECT MIN(PRICE) FROM BOOK);</text:p>
      <text:p text:style-name="Preformatted_20_Text">+------------------------+-------+</text:p>
      <text:p text:style-name="Preformatted_20_Text">| TITLE <text:s text:c="17"/>| PRICE |</text:p>
      <text:p text:style-name="Preformatted_20_Text">+------------------------+-------+</text:p>
      <text:p text:style-name="Preformatted_20_Text">| Nine Stories <text:s text:c="10"/>| <text:s/>5.99 |</text:p>
      <text:p text:style-name="Preformatted_20_Text">| Franny and Zooey <text:s text:c="6"/>| <text:s/>5.99 |</text:p>
      <text:p text:style-name="Preformatted_20_Text">| The Catcher in the Rye | <text:s/>5.99 |</text:p>
      <text:p text:style-name="Preformatted_20_Text">+------------------------+-------+</text:p>
      <text:p text:style-name="Preformatted_20_Text">3 rows in set (0.00 sec)</text:p>
      <text:p text:style-name="Preformatted_20_Text"/>
      <text:p text:style-name="Preformatted_20_Text">#23 mysql&gt; SELECT SUM(NUM_EMPLOYEES) FROM BRANCH;</text:p>
      <text:p text:style-name="Preformatted_20_Text">+--------------------+</text:p>
      <text:p text:style-name="Preformatted_20_Text">| SUM(NUM_EMPLOYEES) |</text:p>
      <text:p text:style-name="Preformatted_20_Text">+--------------------+</text:p>
      <text:p text:style-name="Preformatted_20_Text">| <text:s text:c="16"/>40 |</text:p>
      <text:p text:style-name="Preformatted_20_Text">+--------------------+</text:p>
      <text:p text:style-name="Preformatted_20_Text">1 row in set (0.00 sec)</text:p>
      <text:p text:style-name="Preformatted_20_Text"/>
      <text:p text:style-name="Preformatted_20_Text">mysql&gt; not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0" meta:image-count="0" meta:object-count="0" meta:page-count="7" meta:paragraph-count="355" meta:word-count="2218" meta:character-count="15753"/>
    <dc:date>2018-07-03T15:26:45.77</dc:date>
    <dc:creator>Spencer Rosenvall</dc:creator>
  </office:meta>
</office:document-meta>
</file>